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a xlink:href="https://habr.com/ru/post/148124/"><text:span text:style-name="T1">https://habr.com/ru/post/148124/</text:span></text:a><text:span text:style-name="T2"/></text:p>
      <text:p text:style-name="P1"><text:a xlink:href="https://habr.com/ru/post/464959/"><text:span text:style-name="T3">https://habr.com/ru/post/464959/</text:span></text:a><text:span text:style-name="T4"/></text:p>
      <text:p text:style-name="P1"><text:a xlink:href="https://www.nltk.org/book/ch08.html"><text:span text:style-name="T5">https://www.nltk.org/book/ch08.html</text:span></text:a><text:span text:style-name="T6"/></text:p>
      <text:p text:style-name="P1"><text:span text:style-name="T7">таксический анализатор</text:span></text:p>
      <text:p text:style-name="P1"><text:a xlink:href="https://m.habr.com/ru/post/317564/"><text:span text:style-name="T8">https://m.habr.com/ru/post/317564/</text:span></text:a><text:span text:style-name="T9"/></text:p>
      <text:p text:style-name="P1"><text:span text:style-name="T9"/></text:p>
      <text:p text:style-name="P1"><text:span text:style-name="T9">Word2vec</text:span></text:p>
      <text:p text:style-name="P1"><text:span text:style-name="T9"/></text:p>
      <text:p text:style-name="P1"><text:a xlink:href="https://sysblok.ru/knowhow/obuchaem-word2vec-praktiku"><text:span text:style-name="T10">https://sysblok.ru/knowhow/obuchaem-word2vec-praktiku</text:span></text:a><text:span text:style-name="T11">..</text:span></text:p>
      <text:p text:style-name="P1"><text:span text:style-name="T11"/></text:p>
      <text:p text:style-name="P1"><text:a xlink:href="http://nlpx.net/archives/179"><text:span text:style-name="T12">http://nlpx.net/archives/179</text:span></text:a><text:span text:style-name="T13"/></text:p>
      <text:p text:style-name="P1"><text:span text:style-name="T13"/></text:p>
      <text:p text:style-name="P1"><text:a xlink:href="https://python-school.ru/russian-text-preprocessing/"><text:span text:style-name="T14">https://python-school.ru/russian-text-preprocessing/</text:span></text:a><text:span text:style-name="T15"/></text:p>
      <text:p text:style-name="P1"><text:span text:style-name="T15">Синтаксис</text:span></text:p>
      <text:p text:style-name="P1"><text:a xlink:href="https://m.habr.com/ru/post/350802/"><text:span text:style-name="T16">https://m.habr.com/ru/post/350802/</text:span></text:a><text:span text:style-name="T17"/></text:p>
      <text:p text:style-name="P1"><text:span text:style-name="T17"/></text:p>
      <text:p text:style-name="P1"><text:a xlink:href="https://m.habr.com/ru/post/517410/"><text:span text:style-name="T18">https://m.habr.com/ru/post/517410/</text:span></text:a><text:span text:style-name="T19"/></text:p>
      <text:p text:style-name="P1"><text:span text:style-name="T19"/></text:p>
      <text:p text:style-name="P1"><text:a xlink:href="https://github.com/anooshac/machine-learning-projects"><text:span text:style-name="T20">https://github.com/anooshac/machine-learning-projects</text:span></text:a><text:span text:style-name="T21">..</text:span></text:p>
      <text:p text:style-name="P1"><text:span text:style-name="T21"/></text:p>
      <text:p text:style-name="P1"><text:a xlink:href="https://vk.com/away.php?to=https%3A%2F%2Fstackabuse.com%2Ftext-summarization-with-nltk-in-python%2F&amp;cc_key="><text:span text:style-name="T22">https://vk.com/away.php?to=https%3A%2F%2Fstackabuse.com%2Ftext-summarization-with-nltk-in-python%2F&amp;cc_key=</text:span></text:a><text:span text:style-name="T23"/></text:p>
      <text:p text:style-name="P2"><draw:frame text:anchor-type="as-char" svg:width="146.58mm" svg:height="82.55mm" style:rel-width="scale" style:rel-height="scale"><draw:object-ole xlink:href="OleObj1"/><draw:image xlink:href="ObjectReplacements/OleObj1"/></draw:frame><text:span text:style-name="T23"/></text:p>
      <text:p text:style-name="P3"><text:span text:style-name="T2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